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string" calcext:value-type="string">
            <text:p>Array Siz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927" calcext:value-type="float">
            <text:p>1.93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22" calcext:value-type="float">
            <text:p>0.00032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925583" calcext:value-type="float">
            <text:p>0.925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3:53:12.776654225</meta:creation-date>
    <dc:date>2019-09-18T23:55:57.669177539</dc:date>
    <meta:editing-duration>PT2M47S</meta:editing-duration>
    <meta:editing-cycles>1</meta:editing-cycles>
    <meta:document-statistic meta:table-count="1" meta:cell-count="8" meta:object-count="0"/>
    <meta:generator>LibreOffice/6.0.6.2$Linux_X86_64 LibreOffice_project/00m0$Build-2</meta:generator>
  </office:meta>
</office:document-meta>
</file>